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bottom" draw:auto-grow-height="false" fo:min-height="1.655cm" fo:min-width="3.627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2.29cm" fo:min-width="2.993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18cm" fo:min-width="1.723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424cm" fo:min-width="0.17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1.905cm" svg:x="7.668cm" svg:y="7.985cm">
          <text:p text:style-name="P1">batc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93cm" svg:height="2.54cm" svg:x="2.587cm" svg:y="2.905cm"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2.858cm" svg:x="14.017cm" svg:y="2.922cm">
          <text:p text:style-name="P1">Kafk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7.35cm" svg:y1="3.857cm" svg:x2="13.065cm" svg:y2="3.857cm">
          <text:p/>
        </draw:line>
        <draw:line draw:style-name="gr5" draw:text-style-name="P4" draw:layer="layout" svg:x1="13.065cm" svg:y1="4.175cm" svg:x2="13.065cm" svg:y2="5.127cm">
          <text:p/>
        </draw:line>
        <draw:line draw:style-name="gr6" draw:text-style-name="P4" draw:layer="layout" svg:x1="13.065cm" svg:y1="5.127cm" svg:x2="7.667cm" svg:y2="5.127cm">
          <text:p/>
        </draw:line>
        <draw:custom-shape draw:style-name="gr7" draw:text-style-name="P1" draw:layer="layout" svg:width="0.952cm" svg:height="0.952cm" svg:x="9.573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493cm" svg:height="2.54cm" svg:x="2.587cm" svg:y="9.206cm"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2.858cm" svg:x="14.017cm" svg:y="9.223cm">
          <text:p text:style-name="P1">Kafk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7.35cm" svg:y1="10.158cm" svg:x2="13.065cm" svg:y2="10.158cm">
          <text:p/>
        </draw:line>
        <draw:line draw:style-name="gr5" draw:text-style-name="P4" draw:layer="layout" svg:x1="13.065cm" svg:y1="10.476cm" svg:x2="13.065cm" svg:y2="11.428cm">
          <text:p/>
        </draw:line>
        <draw:line draw:style-name="gr6" draw:text-style-name="P4" draw:layer="layout" svg:x1="13.065cm" svg:y1="11.428cm" svg:x2="7.667cm" svg:y2="11.428cm">
          <text:p/>
        </draw:line>
        <draw:custom-shape draw:style-name="gr7" draw:text-style-name="P1" draw:layer="layout" svg:width="0.952cm" svg:height="0.952cm" svg:x="10.307cm" svg:y="8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52cm" svg:height="0.952cm" svg:x="8.938cm" svg:y="8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52cm" svg:height="0.952cm" svg:x="7.667cm" svg:y="8.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2T20:51:21.188346596</meta:creation-date>
    <dc:date>2021-09-22T20:56:28.536007995</dc:date>
    <meta:editing-duration>PT5M7S</meta:editing-duration>
    <meta:editing-cycles>1</meta:editing-cycles>
    <meta:document-statistic meta:object-count="15"/>
    <meta:generator>LibreOffice/7.1.5.2$Linux_X86_64 LibreOffice_project/10$Build-2</meta:generator>
  </office:meta>
</office:document-meta>
</file>